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9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0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Standard" style:list-style-name="L1">
      <style:paragraph-properties style:snap-to-layout-grid="false"/>
      <style:text-properties officeooo:paragraph-rsid="0007e29f"/>
    </style:style>
    <style:style style:name="P15" style:family="paragraph" style:parent-style-name="Standard" style:list-style-name="L2">
      <style:paragraph-properties style:snap-to-layout-grid="false"/>
      <style:text-properties fo:color="#000000" officeooo:rsid="0007e29f" officeooo:paragraph-rsid="000957d6"/>
    </style:style>
    <style:style style:name="P16" style:family="paragraph" style:parent-style-name="Standard" style:list-style-name="L2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8" style:family="paragraph" style:parent-style-name="Standard" style:list-style-name="L2">
      <style:paragraph-properties style:snap-to-layout-grid="false"/>
      <style:text-properties officeooo:rsid="0007e29f" officeooo:paragraph-rsid="0007e29f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/>
    </style:style>
    <style:style style:name="T3" style:family="text">
      <style:text-properties fo:color="#000000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fo:font-weight="normal" officeooo:rsid="0007e29f" style:font-weight-asian="normal" style:font-weight-complex="normal"/>
    </style:style>
    <style:style style:name="T5" style:family="text">
      <style:text-properties fo:color="#0000ff" fo:language="en" fo:country="US" fo:font-weight="bold" style:font-weight-asian="bold" style:font-weight-complex="bold"/>
    </style:style>
    <style:style style:name="T6" style:family="text">
      <style:text-properties fo:color="#0000ff" fo:font-weight="bold" officeooo:rsid="001bf953" style:font-weight-asian="bold" style:font-weight-complex="bold"/>
    </style:style>
    <style:style style:name="T7" style:family="text">
      <style:text-properties fo:color="#0000ff" fo:font-weight="bold" officeooo:rsid="0007e29f" style:font-weight-asian="bold" style:font-weight-complex="bold"/>
    </style:style>
    <style:style style:name="T8" style:family="text">
      <style:text-properties fo:color="#0000ff" fo:font-weight="bold" officeooo:rsid="001bf953" style:font-weight-asian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/>
    </style:style>
    <style:style style:name="T11" style:family="text">
      <style:text-properties style:use-window-font-color="true" style:font-name="Times New Roman"/>
    </style:style>
    <style:style style:name="T12" style:family="text">
      <style:text-properties style:use-window-font-color="true" style:font-name="Times New Roman" officeooo:rsid="0007e29f"/>
    </style:style>
    <style:style style:name="T13" style:family="text">
      <style:text-properties fo:font-weight="normal" officeooo:rsid="0007e29f" style:font-weight-asian="normal" style:font-weight-complex="normal"/>
    </style:style>
    <style:style style:name="T14" style:family="text">
      <style:text-properties fo:font-weight="normal" officeooo:rsid="001bf953" style:font-weight-asian="normal" style:font-weight-complex="normal"/>
    </style:style>
    <style:style style:name="T15" style:family="text">
      <style:text-properties fo:font-weight="normal" officeooo:rsid="000f7be7" style:font-weight-asian="normal" style:font-weight-complex="normal"/>
    </style:style>
    <style:style style:name="T16" style:family="text">
      <style:text-properties fo:font-weight="normal" officeooo:rsid="000ae268" style:font-weight-asian="normal" style:font-weight-complex="normal"/>
    </style:style>
    <style:style style:name="T17" style:family="text">
      <style:text-properties fo:font-weight="normal" officeooo:rsid="001bf953" fo:background-color="transparent" style:font-weight-asian="normal"/>
    </style:style>
    <style:style style:name="T18" style:family="text">
      <style:text-properties fo:font-weight="normal" officeooo:rsid="001cc9ae" fo:background-color="transparent" style:font-weight-asian="normal"/>
    </style:style>
    <style:style style:name="T19" style:family="text">
      <style:text-properties fo:font-weight="normal" officeooo:rsid="0007e29f" fo:background-color="transparent" style:font-weight-asian="normal"/>
    </style:style>
    <style:style style:name="T20" style:family="text">
      <style:text-properties officeooo:rsid="0007e29f"/>
    </style:style>
    <style:style style:name="T21" style:family="text">
      <style:text-properties officeooo:rsid="001bf953"/>
    </style:style>
    <style:style style:name="T22" style:family="text">
      <style:text-properties officeooo:rsid="000957d6"/>
    </style:style>
    <style:style style:name="T23" style:family="text">
      <style:text-properties officeooo:rsid="000ae2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3">Eliminar Proyecto</text:span></text:p>
          </table:table-cell>
          <table:table-cell table:style-name="Tabla1.B1" office:value-type="string">
            <text:p text:style-name="P2"><text:span text:style-name="T1">Nro. de Caso de Uso:</text:span> <text:span text:style-name="T7">SGC-ADM-01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</text:span><text:span text:style-name="T9"> </text:span><text:span text:style-name="UC_5f_NormalAzul_20_Car"><text:span text:style-name="T11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0">Objetivo:</text:span><text:span text:style-name="T9"> </text:span><text:span text:style-name="UC_5f_NormalAzul_20_Car"><text:span text:style-name="T12">Eliminar un proyecto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0">Pre-condiciones:</text:span><text:span text:style-name="T9"> </text:span></text:p>
            <text:list xml:id="list6435230952489186718" text:style-name="L1">
              <text:list-item>
                <text:p text:style-name="P13"><text:span text:style-name="UC_5f_NormalAzul_20_Car"><text:span text:style-name="T3">El usuario debe haber iniciado sesión.</text:span></text:span></text:p>
              </text:list-item>
              <text:list-item>
                <text:p text:style-name="P14"><text:span text:style-name="UC_5f_NormalAzul_20_Car"><text:span text:style-name="T4">El usuario debe ser el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0">El proyecto ha sido eliminado.</text:span></text:p>
          </table:table-cell>
          <table:covered-table-cell/>
        </table:table-row>
      </table:table>
      <text:p text:style-name="P6"><text:span text:style-name="UC_5f_NormalAzul_20_Car"><text:span text:style-name="T2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9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6779748458437890804" text:style-name="L2">
              <text:list-item>
                <text:p text:style-name="P15"><text:span text:style-name="T22">D</text:span>espliega un mensaje de advertencia “¿Desea eliminar este proyecto?”. <text:span text:style-name="T23">Recibe como parámetro el proyecto a elimin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24228404177550" text:continue-numbering="true" text:style-name="L2">
              <text:list-item>
                <text:p text:style-name="P17"><text:span text:style-name="T22">Oprime</text:span>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list xml:id="list124229151932994" text:continue-numbering="true" text:style-name="L2">
              <text:list-header>
                <text:p text:style-name="P17"/>
              </text:list-header>
            </text:list>
          </table:table-cell>
          <table:table-cell table:style-name="Tabla2.B3" office:value-type="string">
            <text:list xml:id="list124228010547815" text:continue-numbering="true" text:style-name="L2">
              <text:list-item>
                <text:p text:style-name="P18"><text:span text:style-name="T23">D</text:span>espliega un mensaje de la eliminación exitosa del proyecto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list xml:id="list124228667393758" text:continue-numbering="true" text:style-name="L2">
              <text:list-header>
                <text:p text:style-name="P17"/>
              </text:list-header>
            </text:list>
          </table:table-cell>
          <table:table-cell table:style-name="Tabla2.B3" office:value-type="string">
            <text:list xml:id="list124228659411196" text:continue-numbering="true" text:style-name="L2">
              <text:list-item>
                <text:p text:style-name="P16"><text:span text:style-name="T23">R</text:span>edirige a <text:span text:style-name="T23">la interfaz</text:span> Administración <text:span text:style-name="T21">de Proyectos y Fases (ir al Caso de Uso </text:span><text:span text:style-name="T6">SGC-ADM-01</text:span><text:span text:style-name="T21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10">A1. <text:span text:style-name="T23">Cancelar</text:span></text:p>
            <text:p text:style-name="P11">Si en el paso <text:span text:style-name="T22">2</text:span>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20">4.1-Error de conexión con la base de datos. </text:span><text:span text:style-name="T15">Se redirige a</text:span><text:span text:style-name="T14"> </text:span><text:span text:style-name="T16">la interfaz</text:span><text:span text:style-name="T15"> Administración </text:span><text:span text:style-name="T14">de Proyectos y Fases (ir al Caso de Uso </text:span><text:span text:style-name="T8">SGC-ADM-01</text:span><text:span text:style-name="T14">) </text:span><text:span text:style-name="T13">y </text:span><text:span text:style-name="T17">despliega un mensaje de error: “</text:span><text:span text:style-name="T18">Error en la </text:span><text:span text:style-name="T19">eliminación</text:span><text:span text:style-name="T18"> del proyecto.</text:span><text:span text:style-name="T17">”</text:span><text:span text:style-name="T14">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5">SGP-ADM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4</meta:editing-cycles>
    <meta:editing-duration>PT4H37M16S</meta:editing-duration>
    <dc:date>2014-03-16T12:42:27.691490990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6" meta:word-count="194" meta:character-count="1203" meta:non-whitespace-character-count="1036"/>
  </office:meta>
</office:document-meta>
</file>